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ＭＳ 明朝" svg:font-family="'ＭＳ 明朝'" style:font-family-generic="roman" style:font-pitch="fixed"/>
    <style:font-face style:name="MS P????" svg:font-family="'MS P????'" style:font-pitch="variable"/>
    <style:font-face style:name="Mangal1" svg:font-family="Mangal"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P1" style:family="paragraph" style:parent-style-name="_201d__3f__ff8d__2020_">
      <style:paragraph-properties fo:margin-left="0cm" fo:margin-right="0.159cm" fo:text-indent="0cm" style:auto-text-indent="false"/>
      <style:text-properties style:font-name="ＭＳ 明朝" fo:font-size="12pt" fo:language="ja" fo:country="JP" style:font-name-asian="ＭＳ 明朝" style:font-size-asian="12pt" style:font-size-complex="12pt"/>
    </style:style>
    <style:style style:name="P2" style:family="paragraph" style:parent-style-name="_201d__3f__ff8d__2020_">
      <style:paragraph-properties fo:margin-left="0cm" fo:margin-right="0.159cm" fo:text-indent="0cm" style:auto-text-indent="false"/>
      <style:text-properties style:font-name="ＭＳ 明朝" fo:font-size="12pt" fo:language="ja" fo:country="JP" style:font-name-asian="ＭＳ 明朝" style:font-size-asian="12pt" style:language-asian="en" style:country-asian="US" style:font-size-complex="12pt"/>
    </style:style>
    <style:style style:name="P3" style:family="paragraph" style:parent-style-name="_201d__3f__ff8d__2020_">
      <style:paragraph-properties fo:margin-left="0cm" fo:margin-right="0.159cm" fo:text-indent="0cm" style:auto-text-indent="false"/>
      <style:text-properties style:font-name="ＭＳ 明朝" fo:font-size="12pt" fo:language="ja" fo:country="JP" style:font-name-asian="ＭＳ 明朝" style:font-size-asian="12pt" style:language-asian="ja" style:country-asian="JP" style:font-size-complex="12pt"/>
    </style:style>
    <style:style style:name="P4" style:family="paragraph" style:parent-style-name="_201d__3f__ff8d__2020_">
      <style:paragraph-properties fo:margin-left="0cm" fo:margin-right="0.159cm" fo:text-indent="0cm" style:auto-text-indent="false"/>
      <style:text-properties style:font-name="ＭＳ 明朝" fo:font-size="12pt" fo:language="ja" fo:country="JP" fo:font-weight="bold" style:font-name-asian="ＭＳ 明朝" style:font-size-asian="12pt" style:language-asian="en" style:country-asian="US" style:font-weight-asian="bold" style:font-size-complex="12pt" style:font-weight-complex="bold"/>
    </style:style>
    <style:style style:name="P5" style:family="paragraph" style:parent-style-name="_201d__3f__ff8d__2020_">
      <style:paragraph-properties fo:margin-left="0cm" fo:margin-right="0.159cm" fo:text-indent="0cm" style:auto-text-indent="false"/>
      <style:text-properties style:font-name="ＭＳ 明朝" fo:font-size="12pt" fo:language="ja" fo:country="JP" fo:font-weight="bold" style:font-name-asian="ＭＳ 明朝" style:font-size-asian="12pt" style:language-asian="ja" style:country-asian="JP" style:font-weight-asian="bold" style:font-size-complex="12pt" style:font-weight-complex="bold"/>
    </style:style>
    <style:style style:name="P6" style:family="paragraph" style:parent-style-name="_201d__3f__ff8d__2020_">
      <style:paragraph-properties fo:margin-left="0cm" fo:margin-right="0.159cm" fo:text-indent="0cm" style:auto-text-indent="false"/>
      <style:text-properties style:font-name="ＭＳ 明朝" fo:font-size="12pt" style:font-name-asian="ＭＳ 明朝" style:font-size-asian="12pt" style:font-size-complex="12pt"/>
    </style:style>
    <style:style style:name="P7" style:family="paragraph" style:parent-style-name="_201d__3f__ff8d__2020_" style:master-page-name="Standard">
      <style:paragraph-properties fo:margin-left="0cm" fo:margin-right="0.159cm" fo:text-indent="0cm" style:auto-text-indent="false" style:page-number="auto"/>
      <style:text-properties style:font-name="ＭＳ 明朝" fo:font-size="12pt" fo:language="ja" fo:country="JP" fo:font-weight="bold" style:font-name-asian="ＭＳ 明朝" style:font-size-asian="12pt" style:language-asian="en" style:country-asian="US" style:font-weight-asian="bold" style:font-size-complex="12pt" style:font-weight-complex="bold"/>
    </style:style>
    <style:style style:name="P8" style:family="paragraph" style:parent-style-name="Standard">
      <style:paragraph-properties fo:margin-left="0cm" fo:margin-right="0.159cm" fo:text-align="end" style:justify-single-word="false" fo:text-indent="0cm" style:auto-text-indent="false"/>
      <style:text-properties fo:color="#000000" style:font-name="ＭＳ 明朝"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T1" style:family="text">
      <style:text-properties style:language-asian="en" style:country-asian="US"/>
    </style:style>
    <style:style style:name="T2" style:family="text">
      <style:text-properties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　</text:span>プロローグ</text:p>
      <text:p text:style-name="P1"><text:span text:style-name="T2">　</text:span><text:span text:style-name="T1">昔々、名も無い村に、貧しい一人の</text:span><text:span text:style-name="T2">少女</text:span><text:span text:style-name="T1">がおりました。その貧しい</text:span><text:span text:style-name="T2">少女</text:span><text:span text:style-name="T1">は、</text:span><text:span text:style-name="T2">祖母</text:span><text:span text:style-name="T1">と二人で馬小屋に住んでおりました。この</text:span><text:span text:style-name="T2">祖母</text:span><text:span text:style-name="T1">は、時折、</text:span><text:span text:style-name="T2">この少女</text:span><text:span text:style-name="T1">に辛くあたっていました。その理由は、至ってシンプルでした。</text:span><text:span text:style-name="T2">祖母</text:span><text:span text:style-name="T1">には、</text:span>手塩にかけた大切な愛<text:span text:style-name="T2">息子</text:span><text:span text:style-name="T1">がいました。この</text:span><text:span text:style-name="T2">息子</text:span><text:span text:style-name="T1">は、まだ十代という若さで、見ず知らずの</text:span><text:span text:style-name="T2">女と</text:span><text:span text:style-name="T1">駆け落ちをしました。その数年後、息子</text:span><text:span text:style-name="T2">夫婦は</text:span><text:span text:style-name="T1">不運にも二人揃って交通事故で命を落とし、冥土への土産といわんばかりに、</text:span><text:span text:style-name="T2">孫</text:span><text:span text:style-name="T1">のア</text:span><text:span text:style-name="T2">ニエス</text:span><text:span text:style-name="T1">だけが手元に届けられたのです。祖</text:span><text:span text:style-name="T2">母</text:span><text:span text:style-name="T1">は</text:span><text:span text:style-name="T2">幾度となく――</text:span><text:span text:style-name="T1">この</text:span><text:span text:style-name="T2">まだ</text:span><text:span text:style-name="T1">八歳の</text:span><text:span text:style-name="T2">少女</text:span><text:span text:style-name="T1">に、</text:span><text:span text:style-name="T2">息子を誑かした女の</text:span><text:span text:style-name="T1">影を重ね合わせました。その度に、胃をムカムカとさせていたのでした。</text:span></text:p>
      <text:p text:style-name="P2"><text:span text:style-name="T2">　</text:span>さて、当の<text:span text:style-name="T2">少女――</text:span>ア<text:span text:style-name="T2">ニエス</text:span>は、祖<text:span text:style-name="T2">母</text:span>を愛しておりました。子供とはそういうものです。少<text:span text:style-name="T2">女</text:span>には、優しかった両親の記憶が残っていました。その記憶が、彼<text:span text:style-name="T2">女</text:span>を優しい<text:span text:style-name="T2">少女</text:span>にさせたのでしょう。時折<text:span text:style-name="T2">祖母</text:span>がア<text:span text:style-name="T2">ニエス</text:span>に皮肉な態度をとっても、少<text:span text:style-name="T2">女</text:span>は気を悪くさせることはありませんでした。また、別の言葉を用いれば、とても鈍かったのです。負の面において、とっても鈍感だったのです。</text:p>
      <text:p text:style-name="P2"><text:span text:style-name="T2">　</text:span>さて、この祖母――<text:span text:style-name="T2">おばあさん</text:span>は全くの怠け者でした。井戸に水を汲みにいくのも、<text:span text:style-name="T2">アニエス</text:span>の毎日の仕事でした。最近は、何も食べるものがなくなり、二人揃ってしょっちゅう腹を空かせていました。腹の音がなると、ア<text:span text:style-name="T2">ニエスは</text:span>可笑しそうに祖母<text:span text:style-name="T2">の顔を見上げました</text:span>。そんなア<text:span text:style-name="T2">ニエス</text:span>を見て、祖<text:span text:style-name="T2">母</text:span>はフンと鼻を鳴らしました。そんな調子で、腹の音は常になり続けていましたから、そのうち鳴っていても気がつかないくらいになりました。</text:p>
      <text:p text:style-name="P1"><text:span text:style-name="T2">　</text:span><text:span text:style-name="T1">しかし、それから一週間もすると、ア</text:span><text:span text:style-name="T2">ニエス</text:span><text:span text:style-name="T1">が、井戸水と一緒にパンを１～２つ、持</text:span><text:span text:style-name="T2">ち</text:span><text:span text:style-name="T1">帰るようになりました。お</text:span><text:span text:style-name="T2">ばあさん</text:span><text:span text:style-name="T1">は、</text:span><text:span text:style-name="T2">「</text:span><text:span text:style-name="T1">子供はいいもんだ、縋れば</text:span><text:span text:style-name="T2">簡単に</text:span><text:span text:style-name="T1">恵みをもらえるんだから</text:span><text:span text:style-name="T2">」</text:span><text:span text:style-name="T1">と捻くれた考え</text:span>方<text:span text:style-name="T1">をしていました</text:span><text:span text:style-name="T2">が</text:span><text:span text:style-name="T1">、実際は違いました。</text:span></text:p>
      <text:p text:style-name="P6"/>
      <text:p text:style-name="P1"><text:span text:style-name="T2">　</text:span><text:span text:style-name="T1">この少</text:span><text:span text:style-name="T2">女</text:span><text:span text:style-name="T1">に惹かれていた、一人の貴婦人がいました。</text:span><text:span text:style-name="T2">この貴婦人</text:span><text:span text:style-name="T1">は、いつも少</text:span><text:span text:style-name="T2">女</text:span><text:span text:style-name="T1">が井戸の近くで、</text:span><text:span text:style-name="T2">笛</text:span><text:span text:style-name="T1">を吹いているのを見てきました。少</text:span><text:span text:style-name="T2">女</text:span><text:span text:style-name="T1">の祖</text:span><text:span text:style-name="T2">母</text:span><text:span text:style-name="T1">は、この村ではちょっとした有名人でしたから、貴婦人も、この少</text:span><text:span text:style-name="T2">女</text:span><text:span text:style-name="T1">がどこの誰なのかを知っていました。しかし、彼女には、この痩せこけた</text:span><text:span text:style-name="T2">少女</text:span><text:span text:style-name="T1">が、</text:span><text:span text:style-name="T2">とても</text:span><text:span text:style-name="T1">貧しい暮らしを</text:span>送っている<text:span text:style-name="T1">ようには</text:span><text:span text:style-name="T2">思えない</text:span><text:span text:style-name="T1">のでした。それどころか、どこかいい</text:span><text:span text:style-name="T2">家柄</text:span><text:span text:style-name="T1">の</text:span><text:span text:style-name="T2">お嬢様</text:span><text:span text:style-name="T1">に見えてくるのでした。彼</text:span><text:span text:style-name="T2">女の</text:span><text:span text:style-name="T1">立ち振る舞いは、そのくらい気品がありましたし、また、正しい眼を</text:span><text:span text:style-name="T2">し</text:span><text:span text:style-name="T1">ていたのでした。</text:span></text:p>
      <text:p text:style-name="P2"><text:span text:style-name="T2">　</text:span>貴婦人は、この幼い少<text:span text:style-name="T2">女</text:span>に、毎日気持ち<text:span text:style-name="T2">――お</text:span>金を、彼<text:span text:style-name="T2">女</text:span>の<text:span text:style-name="T2">帽子に</text:span>入れていました。しかし、日々通っているうちに、この少<text:span text:style-name="T2">女</text:span>を、自分の手元においてみたくなりました。そこである日、貴婦人は少<text:span text:style-name="T2">女</text:span>に声をかけました。</text:p>
      <text:p text:style-name="P1"><text:span text:style-name="T1">「ねぇ、あなた。今度、うちに来てみない？身体についている泥を落と</text:span>して髪の毛を整えれば<text:span text:style-name="T1">、うちの亭主にも気に入っていただけると思うの」</text:span></text:p>
      <text:p text:style-name="P1"><text:span text:style-name="T2">　貴婦人</text:span><text:span text:style-name="T1">は、読みや書き、楽譜の読み方も教えてあげるといいました。そして、貴方さえよければ、家に養子として迎え入れても構わない、と</text:span>も<text:span text:style-name="T1">いいました。そもそも、</text:span><text:span text:style-name="T1">この貴婦人は子宝に恵まれず、いつしかこの少</text:span><text:span text:style-name="T2">女</text:span><text:span text:style-name="T1">を自</text:span><text:soft-page-break/><text:span text:style-name="T1">分の子供のように思っていたのです。</text:span></text:p>
      <text:p text:style-name="P1"><text:span text:style-name="T2">　</text:span><text:span text:style-name="T1">ア</text:span><text:span text:style-name="T2">ニエス</text:span><text:span text:style-name="T1">も、最初は興味のある風に、その話を聞いていました。しかし運は彼女に味方をしませんでした。その様子を、傍で隠れて見守っていた</text:span>悪い<text:span text:style-name="T1">子供たちがいました。貧しい丘の上で</text:span><text:span text:style-name="T1">は、自分より貧乏なものを見下したり、いじめたりする良くない習慣がありました。彼らは、丘の上でも</text:span><text:span text:style-name="T2">最も</text:span><text:span text:style-name="T1">乱暴な不良グループで、ア</text:span><text:span text:style-name="T2">ニエスを</text:span>散々<text:span text:style-name="T1">バカにしてきました。それだから余計、立場が逆転することを恐れたのです。なんせ、</text:span><text:span text:style-name="T2">アニエス</text:span><text:span text:style-name="T1">にはその素質が十分すぎるくらいありましたから。</text:span></text:p>
      <text:p text:style-name="P2">「おばさん！こんな汚いヤツを引き取るなんて、頭がどうにかしてる<text:span text:style-name="T2">わよ</text:span>！<text:span text:style-name="T2">おい、</text:span>ア<text:span text:style-name="T2">ニー</text:span>、調子にのんなよ、おばさん家に行ったりしたら、お前の<text:span text:style-name="T2">ばあさん</text:span>をぶっ殺してやる<text:span text:style-name="T2">んだからね</text:span>…！！」</text:p>
      <text:p text:style-name="P2"><text:span text:style-name="T2">　</text:span>貴婦人は、とばっちりをくらい、その場に尻餅をつきました。育ちのいい貴婦人は、この不良グループの子供たちが怖くて怖くてたまりませんでした。彼女は甲高い悲鳴を上げると、一目散にそ<text:span text:style-name="T2">こから</text:span>逃げだしました。</text:p>
      <text:p text:style-name="P2">ア<text:span text:style-name="T2">ニエス</text:span>は、これまでも幾度となく、この不良グループにちょっかいを出されてきました。しかし、一度もやり返したことはありませんでした。それは決してア<text:span text:style-name="T2">ニエスが</text:span>弱虫だったからではないのですが、その日も不良グループは満足をして、その場を切り上げました。</text:p>
      <text:p text:style-name="P2"><text:span text:style-name="T2">　</text:span>ア<text:span text:style-name="T2">ニエス</text:span>は、結局、引っかき傷と痣だらけになりました。しかし、<text:span text:style-name="T2">彼女にとって</text:span>何より悲しかったのは、大事にしていた<text:span text:style-name="T2">笛</text:span>が壊<text:span text:style-name="T2">され</text:span>てしまったことでした。</text:p>
      <text:p text:style-name="P6"/>
      <text:p text:style-name="P2"><text:span text:style-name="T2">　</text:span>その日から<text:span text:style-name="T2">アニエス</text:span>は、半分音が出ない<text:span text:style-name="T2">笛</text:span>で演奏をしなければならなくなりました。以前より、お金を入れてくれる<text:span text:style-name="T2">大人たちの数</text:span>は減りました。しかし例の貴婦人は決まって、ア<text:span text:style-name="T2">ニエス</text:span>に会いにきました。そしてお金を入れました。</text:p>
      <text:p text:style-name="P1"><text:span text:style-name="T1">「ごめんなさいね、ア</text:span><text:span text:style-name="T2">ニー</text:span><text:span text:style-name="T1">。貴方に</text:span><text:span text:style-name="T2">おばあさん</text:span><text:span text:style-name="T1">がいなければ、私が面倒をみてあげられるのに</text:span><text:span text:style-name="T2">…</text:span><text:span text:style-name="T1">…どう、今日はあの</text:span><text:span text:style-name="T2">怖い</text:span><text:span text:style-name="T1">子たちもいないみたいだし、私</text:span>の家<text:span text:style-name="T1">にきてみな</text:span><text:span text:style-name="T1">い？」</text:span></text:p>
      <text:p text:style-name="P2"><text:span text:style-name="T2">　</text:span>ア<text:span text:style-name="T2">ニエス</text:span>は、演奏をやめると、言いました。</text:p>
      <text:p text:style-name="P1"><text:span text:style-name="T1">「ありがとう、おばさん。でも、</text:span><text:span text:style-name="T2">わたし</text:span>は<text:span text:style-name="T1">遠慮しておきます」</text:span></text:p>
      <text:p text:style-name="P1"><text:span text:style-name="T2">　</text:span><text:span text:style-name="T1">ア</text:span><text:span text:style-name="T2">ニエス</text:span><text:span text:style-name="T1">は、勉強に興味がない訳ではありませんでした。</text:span><text:span text:style-name="T2">むしろ興味がありました。</text:span>けれど<text:span text:style-name="T2">アニエス</text:span><text:span text:style-name="T1">ンドルは、自分の好奇心より、お</text:span><text:span text:style-name="T2">ばあさん</text:span><text:span text:style-name="T1">の身を案じていたのです。</text:span></text:p>
      <text:p text:style-name="P2">「そう…<text:span text:style-name="T2">…</text:span>貴方は我慢強いのね。貴方って、本当にかわいそう」</text:p>
      <text:p text:style-name="P2"><text:span text:style-name="T2">　</text:span>すると、ア<text:span text:style-name="T2">ニエス</text:span>は不思議そうに首を傾げました。</text:p>
      <text:p text:style-name="P2">「<text:span text:style-name="T2">わたし</text:span>がかわいそう？<text:span text:style-name="T2">」</text:span></text:p>
      <text:p text:style-name="P3">「そうよ。だって、そんなボロボロな身なりで、他の子どもたちに比べるととても……」</text:p>
      <text:p text:style-name="P2"><text:span text:style-name="T2">「私</text:span>は、<text:span text:style-name="T2">自分が不幸だ</text:span>と感じたことは一度もありません」</text:p>
      <text:p text:style-name="P1"><text:soft-page-break/><text:span text:style-name="T2">　</text:span>そう言われて、<text:span text:style-name="T1">貴婦人は少し恥ずかしくなりました。まぁ、失礼な子、と思うのと</text:span><text:span text:style-name="T1">同時に、益々</text:span><text:span text:style-name="T2">この少女</text:span><text:span text:style-name="T1">に惹かれる心が生まれていました。</text:span></text:p>
      <text:p text:style-name="P6"/>
      <text:p text:style-name="P2"><text:span text:style-name="T2">　</text:span>その日から、貴婦人が少<text:span text:style-name="T2">女</text:span>を家に誘うことはなくなりましたが、<text:span text:style-name="T2">帽子</text:span>に入れるお金の額は、二倍になっていました。</text:p>
      <text:p text:style-name="P6"/>
      <text:p text:style-name="P2"><text:span text:style-name="T2">　</text:span>アレクサンドルは、常に感謝の心を忘れない子でもありました。</text:p>
      <text:p text:style-name="P2">「あいよ」</text:p>
      <text:p text:style-name="P1"><text:span text:style-name="T2">　</text:span><text:span text:style-name="T1">パン屋の亭主は、まるで汚物</text:span><text:span text:style-name="T2">を拾う</text:span><text:span text:style-name="T1">かのように、</text:span><text:span text:style-name="T2">ほんの指先で</text:span><text:span text:style-name="T1">お金を預かると（それは、決して</text:span><text:span text:style-name="T2">アニエスの</text:span><text:span text:style-name="T1">の手には触れまい、という</text:span><text:span text:style-name="T2">亭主</text:span><text:span text:style-name="T1">の強い意思による</text:span>もの<text:span text:style-name="T1">でした）</text:span><text:span text:style-name="T2">、</text:span><text:span text:style-name="T1">一生懸命焼いた筈のパンを、少</text:span><text:span text:style-name="T2">女</text:span><text:span text:style-name="T1">の足元目掛けて投げつけました。本来は、お店の人が「ありがとうございます」を言うのが普通でしたが、この二人の場合、ア</text:span><text:span text:style-name="T2">ニエス</text:span><text:span text:style-name="T1">が「ありがとうございます」を言って、地</text:span><text:span text:style-name="T2">べた</text:span><text:span text:style-name="T1">に落ちたパンを拾いました。</text:span></text:p>
      <text:p text:style-name="P1"><text:span text:style-name="T2">　</text:span><text:span text:style-name="T1">ア</text:span><text:span text:style-name="T2">ニエス</text:span><text:span text:style-name="T1">は、この</text:span>コイン<text:span text:style-name="T1">をパンに変えられるのは、このおじさんがパンを売ってくれるからとだと知っていました。だから、こんな</text:span><text:span text:style-name="T2">彼の態度</text:span><text:span text:style-name="T1">にも、腹を立てることがなかったのです。</text:span></text:p>
      <text:p text:style-name="P6"/>
      <text:p text:style-name="P2"><text:span text:style-name="T2">　――</text:span>さて、ア<text:span text:style-name="T2">ニエスと祖母</text:span>の別れのときが近づいてきました。</text:p>
      <text:p text:style-name="P2">「ただいまぁ、お<text:span text:style-name="T2">ばあ</text:span>さん」</text:p>
      <text:p text:style-name="P2"><text:span text:style-name="T2">　</text:span>その日も、<text:span text:style-name="T2">アニエス</text:span>は、バケツ一杯の水と、パンを一個持って帰ってきました。</text:p>
      <text:p text:style-name="P1"><text:span text:style-name="T2">　</text:span><text:span text:style-name="T1">お</text:span><text:span text:style-name="T2">ばあさん</text:span><text:span text:style-name="T1">は、いつものように</text:span><text:span text:style-name="T2">敷き詰められた藁の中で</text:span><text:span text:style-name="T1">寝ていました。彼</text:span><text:span text:style-name="T2">女</text:span><text:span text:style-name="T1">は、体</text:span><text:span text:style-name="T1">が悪くて動けないのです</text:span>。<text:span text:style-name="T1">右足がもういうことを効かないのでした。けれどア</text:span><text:span text:style-name="T2">ニエス</text:span><text:span text:style-name="T1">は、彼</text:span><text:span text:style-name="T2">女</text:span><text:span text:style-name="T1">が両足で立って用を足しにいく姿を見たことがありました</text:span><text:span text:style-name="T2">し、</text:span><text:span text:style-name="T1">昨日の夜も、</text:span><text:span text:style-name="T2">アニエス</text:span><text:span text:style-name="T1">が彼</text:span><text:span text:style-name="T2">女</text:span><text:span text:style-name="T1">の額のタオルを取り替えようとすると、寝返りを打つのと同時に、その右足で</text:span><text:span text:style-name="T2">アニエスの腹を思い切り蹴ったものでした</text:span><text:span text:style-name="T1">。</text:span></text:p>
      <text:p text:style-name="P2"><text:span text:style-name="T2">　祖母</text:span>の右足が悪くなったのは、彼<text:span text:style-name="T2">女</text:span>が勤めていた町工場を解雇されてからでした。上の立場の人と些細なことで言い争いにな<text:span text:style-name="T2">り</text:span>、クビを切られてしまったのです。その「上の立場の人」というのが、村の役人だとかなんか<text:span text:style-name="T2">の偉い亭主をもつ奥さんで</text:span>、とりあえず<text:span text:style-name="T2">強い</text:span>権力の持ち主でした。その上、利かん坊の性格ときて、よほど暇だったのか、お<text:span text:style-name="T2">ばあさん</text:span>の悪い噂を吹聴し、村中歩いて<text:span text:style-name="T2">周った</text:span>のでした。その中には、彼<text:span text:style-name="T2">女</text:span>を雇うなという脅しもありました。</text:p>
      <text:p text:style-name="P2"><text:span text:style-name="T2">　</text:span>お陰で、町の採用場で面接を受けて<text:span text:style-name="T2">は</text:span>、祖母<text:span text:style-name="T2">が</text:span>肩を落として帰ってくる<text:span text:style-name="T2">日々が</text:span>続きました。やがて、布団に寝込むようになっていました。こんな彼<text:span text:style-name="T2">女</text:span>にも、ア<text:span text:style-name="T2">ニエス</text:span>に怠け者と思われたくないという、ささやかなプライドのようなものがあったのでしょう。</text:p>
      <text:p text:style-name="P1"><text:soft-page-break/><text:span text:style-name="T2">　</text:span><text:span text:style-name="T1">ア</text:span><text:span text:style-name="T2">ニエス</text:span><text:span text:style-name="T1">は、年の割りには色んなことを知っていました。僅か</text:span>8<text:span text:style-name="T1">歳でしたが、この頃にはもう、体の病気より、心の病気の方が煩わしいと感じていました。たから、決して</text:span><text:span text:style-name="T2">祖母</text:span><text:span text:style-name="T1">を責め立てることはせず、むしろ、自分だけは</text:span><text:span text:style-name="T2">彼女</text:span><text:span text:style-name="T1">の味方でいようと努めていました。</text:span></text:p>
      <text:p text:style-name="P2"><text:span text:style-name="T2">　</text:span>祖<text:span text:style-name="T2">母</text:span>は、悪い噂が広まったからといって、一軒一軒訂正して回るようなタイプではありませんでした。相手が役人だということで諦めている部分が多かったのですが、<text:span text:style-name="T2">アニエスには、そんな祖母</text:span>が勇敢に思えていました。</text:p>
      <text:p text:style-name="P2">「お<text:span text:style-name="T2">ばあ</text:span>さん、パンを半分ずつ食べよう」</text:p>
      <text:p text:style-name="P1"><text:span text:style-name="T2">　アニエス</text:span><text:span text:style-name="T1">がそう声をかけると、祖</text:span><text:span text:style-name="T2">母</text:span><text:span text:style-name="T1">はムックと上半身を起こし、無愛想に</text:span><text:span text:style-name="T2">それ</text:span><text:span text:style-name="T1">を受け取り、何も言わ</text:span><text:span text:style-name="T2">ないままま</text:span><text:span text:style-name="T1">、僅かなパンを二口か三口でたいらげると、コップに入っていた水を</text:span>一気に<text:span text:style-name="T1">飲み干し、またすぐに横になりました。</text:span></text:p>
      <text:p text:style-name="P2">「…<text:span text:style-name="T2">…</text:span>わ<text:span text:style-name="T2">たしに</text:span>なんて構わず、お前も、<text:span text:style-name="T2">父親</text:span>のようにさっさと出て行けばいい」</text:p>
      <text:p text:style-name="P2"><text:span text:style-name="T2">　</text:span>少<text:span text:style-name="T2">女</text:span>は、その言葉を聞いて、考えました。</text:p>
      <text:p text:style-name="P2"><text:span text:style-name="T2">　</text:span>谷には割と裕福な層も多く、工場や店が多いので、探してみたら仕事が見つかるかもしれないと思いました。それならば、あの不良グループも、お冠にならないでしょう。何故なら、仕事を探す、という行為は、彼らにも真似できるからです。</text:p>
      <text:p text:style-name="P2"><text:span text:style-name="T2">　</text:span>小鳥のさえずりと動揺、約二名の腹の音が鳴り響いている中、<text:span text:style-name="T2">少女</text:span>はいいました。</text:p>
      <text:p text:style-name="P2">「お<text:span text:style-name="T2">ばあさ</text:span>ん、そ<text:span text:style-name="T2">うね。私</text:span>はそろそろ、働くよ。それがいい、そうしよう」</text:p>
      <text:p text:style-name="P2"><text:span text:style-name="T2">　</text:span>祖<text:span text:style-name="T2">母</text:span>からの返事はありませんでした。その代わりに、急に咳き込みました。顔面蒼白で、酷く苦しそうでした。お<text:span text:style-name="T2">ばあさ</text:span>んは、右足をいっぱいに動かし、苦しみもがきました。</text:p>
      <text:p text:style-name="P2">「うう…<text:span text:style-name="T2">…</text:span>苦しい<text:span text:style-name="T2">……</text:span>息が出来ない…<text:span text:style-name="T2">…</text:span>」</text:p>
      <text:p text:style-name="P2">「た<text:span text:style-name="T2">、</text:span>大変だ。お医者さまを呼ばなきゃ…<text:span text:style-name="T2">…！</text:span>」</text:p>
      <text:p text:style-name="P1"><text:span text:style-name="T2">　</text:span><text:span text:style-name="T1">ア</text:span><text:span text:style-name="T2">ニエス</text:span><text:span text:style-name="T1">は、祖父の「医者に払う金なんかない！」という声をよそに、走って馬小屋を出</text:span>ていき<text:span text:style-name="T1">ました。</text:span></text:p>
      <text:p text:style-name="P6"/>
      <text:p text:style-name="P1"><text:span text:style-name="T2">　</text:span><text:span text:style-name="T1">ア</text:span><text:span text:style-name="T2">ニエス</text:span><text:span text:style-name="T1">は、いつもとは違う道を下っていきました。そこは急な坂道のうえに、角ばった岩や</text:span>枝が伸び放題<text:span text:style-name="T1">になってい</text:span>たので<text:span text:style-name="T1">、</text:span><text:span text:style-name="T2">危険な道</text:span><text:span text:style-name="T1">でした。しかしこの</text:span><text:span text:style-name="T2">ルート</text:span><text:span text:style-name="T1">は、谷町へ</text:span>と続く<text:span text:style-name="T1">近道でもあったのです。</text:span></text:p>
      <text:p text:style-name="P1"><text:span text:style-name="T2">　</text:span><text:span text:style-name="T1">途中、</text:span><text:span text:style-name="T2">少女は、</text:span><text:span text:style-name="T1">むき出しになっていた太い木の根に足を絡ませ、何メートルか下へ、転がって落</text:span>ち<text:span text:style-name="T1">ていきました。</text:span>ようやく木の幹で止まり、<text:span text:style-name="T2">体勢</text:span>を持ち直そうと顔を上げると<text:span text:style-name="T2">、少女</text:span><text:span text:style-name="T1">の目の前には、どんぐりのような二本の足がありました。</text:span></text:p>
      <text:p text:style-name="P1"><text:span text:style-name="T2">　</text:span><text:span text:style-name="T1">その足の持ち主は、苦しそうなアレクサンドルを見ると、非常に愉快そうにしました。その持ち主とは、</text:span>あの<text:span text:style-name="T1">不良グループのリーダーでした。</text:span></text:p>
      <text:p text:style-name="P1"><text:span text:style-name="T2">　</text:span><text:span text:style-name="T1">貧しい生活だというのに、そのリーダーは不思議とずんぐり太っていました。</text:span><text:span text:style-name="T2">リーダー</text:span><text:span text:style-name="T1">は周りの細い子分たち</text:span><text:soft-page-break/><text:span text:style-name="T1">に合図を出しました。子分たちは、ア</text:span><text:span text:style-name="T2">ニエス</text:span><text:span text:style-name="T1">の肩を地面に押さえつけ、</text:span>起き上がれないように<text:span text:style-name="T1">しました。</text:span></text:p>
      <text:p text:style-name="P1"><text:span text:style-name="T1">「やっぱり</text:span><text:span text:style-name="T2">ね</text:span><text:span text:style-name="T1">」リーダーは、</text:span>嫉妬に歪んだ顔で、<text:span text:style-name="T1">ア</text:span><text:span text:style-name="T2">ニエス</text:span><text:span text:style-name="T1">の顔</text:span>を見下ろしました。<text:span text:style-name="T1">「</text:span><text:span text:style-name="T2">井戸道から</text:span>谷に降りる様子が無いから油断していた<text:span text:style-name="T2">けど</text:span>…<text:span text:style-name="T2">…</text:span>やっぱり、こういうことだっ<text:span text:style-name="T2">たの</text:span>か<text:span text:style-name="T1">」</text:span></text:p>
      <text:p text:style-name="P1"><text:span text:style-name="T1">「</text:span>放して<text:span text:style-name="T1">！」</text:span></text:p>
      <text:p text:style-name="P1"><text:span text:style-name="T1">「誰が</text:span>放すも<text:span text:style-name="T1">んか。</text:span>この卑怯者め<text:span text:style-name="T1">」</text:span></text:p>
      <text:p text:style-name="P2">「<text:span text:style-name="T2">わたし</text:span>のおじいさんが大変なんだ…<text:span text:style-name="T2">…</text:span>早く助けを呼ばないと<text:span text:style-name="T2">…</text:span>…！」</text:p>
      <text:p text:style-name="P3">「そんな嘘、信じるものか」</text:p>
      <text:p text:style-name="P3">「本当だよ、信じて！　おばあさんが、大変なんだ！」</text:p>
      <text:p text:style-name="P1"><text:span text:style-name="T2">　</text:span><text:span text:style-name="T1">ア</text:span><text:span text:style-name="T2">ニエス</text:span><text:span text:style-name="T1">が必死に暴れるのを見て、リーダーは一瞬怖気づきました。ですが、すぐに元の調子を取り戻しました。</text:span><text:span text:style-name="T2">――</text:span><text:span text:style-name="T1">「</text:span><text:span text:style-name="T2">分かった。仮にその話を信じるとしよう。だけど、</text:span><text:span text:style-name="T1">助けを呼ぶ必要が</text:span><text:span text:style-name="T2">どこに</text:span><text:span text:style-name="T1">ある</text:span><text:span text:style-name="T2">っていうの</text:span><text:span text:style-name="T1">？</text:span><text:span text:style-name="T2">　</text:span><text:span text:style-name="T1">村一番の嫌われ者、お前の</text:span><text:span text:style-name="T2">ばあさん</text:span><text:span text:style-name="T1">が</text:span><text:span text:style-name="T2">死んだら</text:span><text:span text:style-name="T1">、</text:span><text:span text:style-name="T2">みんな喜ぶだけじゃないの</text:span><text:span text:style-name="T1">」</text:span></text:p>
      <text:p text:style-name="P1"><text:span text:style-name="T2">　</text:span>不良グループの<text:span text:style-name="T2">子ども</text:span><text:span text:style-name="T1">たちは、</text:span>揃って腹を抱えて<text:span text:style-name="T1">笑いました。</text:span></text:p>
      <text:p text:style-name="P1"><text:span text:style-name="T2">　</text:span><text:span text:style-name="T1">ア</text:span><text:span text:style-name="T2">ニエス</text:span><text:span text:style-name="T1">が暴力を振るったのは、この時が初めてでした。</text:span><text:span text:style-name="T2">アニエスは</text:span><text:span text:style-name="T1">雄たけびと共に、</text:span><text:span text:style-name="T2">小さな掌</text:span><text:span text:style-name="T1">をいっぱいに振り上げました。それは、意表をつかれた</text:span><text:span text:style-name="T2">子ども</text:span><text:span text:style-name="T1">のうち一人の頬を掠りました。ある者は</text:span>腹を立て<text:span text:style-name="T1">、ある者は面白そうに、ア</text:span><text:span text:style-name="T2">ニエス</text:span><text:span text:style-name="T1">に襲い掛かりました。</text:span></text:p>
      <text:p text:style-name="P1"><text:span text:style-name="T2">　</text:span><text:span text:style-name="T1">彼らの大半は、いつも</text:span>は<text:span text:style-name="T1">動じないア</text:span><text:span text:style-name="T2">ニエス</text:span><text:span text:style-name="T1">の我慢の尾がとうとう切れたのだと思い、愉快に感じていました。しかしア</text:span><text:span text:style-name="T2">ニエス</text:span><text:span text:style-name="T1">は、お</text:span><text:span text:style-name="T2">ばあさん</text:span><text:span text:style-name="T1">を助けたくて、必死だったのです。</text:span></text:p>
      <text:p text:style-name="P1"><text:span text:style-name="T2">　やがて、</text:span><text:span text:style-name="T1">ア</text:span><text:span text:style-name="T2">ニエス</text:span><text:span text:style-name="T1">の片目が潰されました。抵抗する力は、だんだんと弱くなっていきました。ア</text:span><text:span text:style-name="T2">ニエス</text:span><text:span text:style-name="T1">がとうとう土の上に頭をつけたとき、</text:span>不良グループの<text:span text:style-name="T2">子ども</text:span>たちは、急に怖くなり、逃げるようにしてそこから去っていきました。</text:p>
      <text:p text:style-name="P1"><text:span text:style-name="T2">　</text:span>ア<text:span text:style-name="T2">ニエス</text:span>は、薄れ行く意識の中で、前方から一人の若い男が近づいてくるのを見ました。<text:span text:style-name="T1">歩きづらい岩場だというのに、それを感じさせない優雅な仕草でした。</text:span></text:p>
      <text:p text:style-name="P2">「貴方は一体、だれ…<text:span text:style-name="T2">…</text:span>？」</text:p>
      <text:p text:style-name="P2"><text:span text:style-name="T2">　すると、</text:span>白い衣を身にまとった男は答えました。</text:p>
      <text:p text:style-name="P2">「私はウリエル。神の使いである。お前を迎えにきた」</text:p>
      <text:p text:style-name="P2">「<text:span text:style-name="T2">わたし</text:span>を…<text:span text:style-name="T2">…</text:span>迎えに……<text:span text:style-name="T2">？</text:span>」</text:p>
      <text:p text:style-name="P2"><text:span text:style-name="T2">　</text:span>ア<text:span text:style-name="T2">ニエス</text:span>は、自分が死んでしまうのだと思いました。けれど、この時<text:span text:style-name="T2">少女</text:span>には、この世に未練がありました。そう、お<text:span text:style-name="T2">ばあさ</text:span>んのことです。</text:p>
      <text:p text:style-name="P2">「お願いです、<text:span text:style-name="T2">わたし</text:span>を連れて行くのは構いません。<text:span text:style-name="T2">けれど</text:span>その代わりに、お<text:span text:style-name="T2">ばあさんを助けてあげて</text:span>ください。<text:span text:style-name="T2">病気で苦しんでいるんです</text:span>」</text:p>
      <text:p text:style-name="P2"><text:soft-page-break/>「一切の心配は不要である。お前の祖<text:span text:style-name="T2">母</text:span>は、既に天に召されている。自身の眼で確かめるがいい」</text:p>
      <text:p text:style-name="P2"><text:span text:style-name="T2">　</text:span>その言葉が終わるのと同時に、ウリエルは不思議な力で、少<text:span text:style-name="T2">女</text:span>を自宅に送り届けました。</text:p>
      <text:p text:style-name="P1"><text:span text:style-name="T2">　</text:span><text:span text:style-name="T1">布団を膨らませていたお</text:span><text:span text:style-name="T2">ばあさ</text:span><text:span text:style-name="T1">んの息は、もうありませんでした。少</text:span><text:span text:style-name="T2">女</text:span>が<text:span text:style-name="T1">何度も</text:span><text:span text:style-name="T2">祖母</text:span><text:span text:style-name="T1">の肩を揺さぶりましたが、いつもの憎まれ口が返ってくることはありませんでした。</text:span></text:p>
      <text:p text:style-name="P1"><text:span text:style-name="T2">　</text:span>ア<text:span text:style-name="T2">ニエス</text:span><text:span text:style-name="T1">の</text:span>両目<text:span text:style-name="T1">から、真珠のよう</text:span><text:span text:style-name="T2">に美しい</text:span><text:span text:style-name="T1">涙が次から次へと、祖</text:span><text:span text:style-name="T2">母</text:span><text:span text:style-name="T1">の</text:span>頬<text:span text:style-name="T1">の上にポタポタと落ちていきました。</text:span></text:p>
      <text:p text:style-name="P1"><text:span text:style-name="T1">「</text:span><text:span text:style-name="T2">わたし</text:span><text:span text:style-name="T1">、もっと</text:span><text:span text:style-name="T2">おばあさん</text:span><text:span text:style-name="T1">に</text:span>長生きし<text:span text:style-name="T1">てほしかった。もっといっぱい話し</text:span>たかった…<text:span text:style-name="T2">…わたし</text:span>、<text:span text:style-name="T1">一度でいいから、お</text:span><text:span text:style-name="T2">ばあさ</text:span><text:span text:style-name="T1">んに笑ってほしかった</text:span><text:span text:style-name="T2">のに</text:span><text:span text:style-name="T1">…</text:span><text:span text:style-name="T2">…</text:span><text:span text:style-name="T1">」</text:span></text:p>
      <text:p text:style-name="P2">「さぁ、ア<text:span text:style-name="T2">ニエス</text:span>よ」</text:p>
      <text:p text:style-name="P1"><text:span text:style-name="T2">　</text:span>ウリエルは、ア<text:span text:style-name="T2">ニエス</text:span>の背中に手をやりました。<text:span text:style-name="T2">少女</text:span><text:span text:style-name="T1">は、ウリエルに促され、嗚咽</text:span><text:span text:style-name="T2">が治まらないまま</text:span><text:span text:style-name="T1">、重い腰を上げました。</text:span></text:p>
      <text:p text:style-name="P1"><text:span text:style-name="T2">　直に、</text:span>お<text:span text:style-name="T2">ばあさん</text:span><text:span text:style-name="T1">身体は、無数の光に支えられ、天に向かって運ばれていきました。</text:span></text:p>
      <text:p text:style-name="P1"><text:span text:style-name="T1">「</text:span><text:span text:style-name="T2">わたし</text:span><text:span text:style-name="T1">、もう大丈夫です。</text:span><text:span text:style-name="T2">わたし</text:span>も<text:span text:style-name="T1">連れていってください」</text:span></text:p>
      <text:p text:style-name="P1"><text:span text:style-name="T2">　</text:span>少<text:span text:style-name="T2">女</text:span>が<text:span text:style-name="T1">何かを勘違いしてい</text:span>るのを<text:span text:style-name="T1">知ってか、ウリエルはこう言いました。</text:span></text:p>
      <text:p text:style-name="P2">「私はお前を迎えにきた。お前は生きたまま天に昇り、天使となるのだ」</text:p>
      <text:p text:style-name="P2">「<text:span text:style-name="T2">わたし</text:span>が、天使に？」</text:p>
      <text:p text:style-name="P2"><text:span text:style-name="T2">　</text:span>少<text:span text:style-name="T2">女</text:span>は、深くことのいきさつを尋ねることはしませんでした。ただ、それを事実として、受け止めました。</text:p>
      <text:p text:style-name="P1"><text:span text:style-name="T2">　</text:span><text:span text:style-name="T1">そのとき、お</text:span><text:span text:style-name="T2">ばあ</text:span><text:span text:style-name="T1">さんの枕</text:span>元で何かが光りました。ア<text:span text:style-name="T2">ニエス</text:span>は、それを手に取りました<text:span text:style-name="T2">――</text:span><text:span text:style-name="T1">それは生前、</text:span><text:span text:style-name="T2">おばあさん</text:span><text:span text:style-name="T1">がいつも身につけてい</text:span>た首飾りでした。<text:span text:style-name="T2">彼女</text:span><text:span text:style-name="T1">は、</text:span>職<text:span text:style-name="T1">を失ってからというもの、金目になりそうなものは片っ端から売り払いました。けれどこのペンダントだけは、決して手放そうとしませんでした。</text:span></text:p>
      <text:p text:style-name="P1"><text:span text:style-name="T2">　</text:span>ウリエルは、少<text:span text:style-name="T2">女</text:span>に言いました。</text:p>
      <text:p text:style-name="P2">「魂は輪廻する。お前が祖<text:span text:style-name="T2">母</text:span>を愛すのなら、あの人間がまた生まれてきたいと思う世にするため、天界で立派に役目を努めるのだ」</text:p>
      <text:p text:style-name="P6"/>
      <text:p text:style-name="P6"/>
      <text:p text:style-name="P4"><text:span text:style-name="T2">　</text:span>１　<text:span text:style-name="T2">ことの始まり</text:span></text:p>
      <text:p text:style-name="P3">　天界は、アニエスにとって初めみるものばかりでした。</text:p>
      <text:p text:style-name="P1"><text:span text:style-name="T2">　</text:span><text:span text:style-name="T1">辺りには、白雪のように輝かしいものが飛び交ってい</text:span><text:span text:style-name="T2">て、それらは</text:span><text:span text:style-name="T1">眼にとまらぬ速さで走り、時折方向を変えるときだけ、チラリと姿を表</text:span><text:span text:style-name="T2">しました。それが天使でした。</text:span></text:p>
      <text:p text:style-name="P3">　いま、少女を先導しているウリエルはというと、あまり人間が好きではありませんでした。手がかかるからです。好奇心ばかり旺盛であれこれ挑戦しては、甘い誘惑にかられ、失敗ばかりを繰り返すからです。口うるさい<text:soft-page-break/>のもあまり好きではありません。けれどこの少女は、ここに来てから一言たり話さず、黙って彼のあとをついていきました。なので、ウリエルは何かを感じていました。</text:p>
      <text:p text:style-name="P2">「聖なるかな、聖なるかな、聖なるかな<text:span text:style-name="T2">……</text:span>」</text:p>
      <text:p text:style-name="P1"><text:span text:style-name="T2">　</text:span>こ<text:span text:style-name="T1">の歌声は、大きな四輪の椅子</text:span><text:span text:style-name="T2">――神様の椅子</text:span><text:span text:style-name="T1">の周りに集まっている天使たちのもの</text:span><text:span text:style-name="T2">でした。</text:span><text:span text:style-name="T1">彼らはみな口を揃え「…</text:span><text:span text:style-name="T2">…</text:span><text:span text:style-name="T1">聖なるかな、聖なるかな、聖なるかな、昔いまし、今いまし、後きりたもう、全能の神</text:span><text:span text:style-name="T2">…</text:span><text:span text:style-name="T1">…」と歌っていて、そして時々、</text:span><text:span text:style-name="T2">ウリエル</text:span><text:span text:style-name="T2">も</text:span>一緒になって口ずさ<text:span text:style-name="T2">みました。</text:span></text:p>
      <text:p text:style-name="P1"><text:span text:style-name="T2">　</text:span>そ<text:span text:style-name="T2">こにいた天使のうち二人が、</text:span>密かにこの少女<text:span text:style-name="T2">――アニエスの</text:span>噂<text:span text:style-name="T2">をしました。</text:span></text:p>
      <text:p text:style-name="P2">「あの人間が噂の……驚いた」</text:p>
      <text:p text:style-name="P1"><text:span text:style-name="T1">「なんて酷い姿だ。片目が潰れているし、体中傷だらけじゃないか。</text:span>メタトロン以来だ<text:span text:style-name="T2">と聞いて</text:span>、<text:span text:style-name="T1">どれだけ立派な人間が上がってくるのかと思っていたが…</text:span><text:span text:style-name="T2">…</text:span><text:span text:style-name="T1">」</text:span></text:p>
      <text:p text:style-name="P1"><text:span text:style-name="T1">「それに、まだあどけないな。地上に</text:span><text:span text:style-name="T2">誕生して</text:span><text:span text:style-name="T1">から、たったの</text:span>8<text:span text:style-name="T1">年というではないか」</text:span></text:p>
      <text:p text:style-name="P1"><text:span text:style-name="T2">　</text:span>しかし彼らは、<text:span text:style-name="T2">少女と目があうと、</text:span>すぐに噂<text:span text:style-name="T2">するのをやめました。ウリエルは再び、この少女に何かを感じました。ウリエルは知っていました。本当の魂の本質は、姿形は関係なく、その瞳の奥に潜むものなのです。少女は大きな目を持っていました。そうやってくだらない噂をすることがいかに卑屈であるかを瞬時に諭す、正しい目でした。　</text:span></text:p>
      <text:p text:style-name="P1"><text:span text:style-name="T2">　やがてウリエルは、奥</text:span><text:span text:style-name="T1">へと続く一本の細道へと入ってい</text:span><text:span text:style-name="T2">きました。この先にある主のおわす――第十天――にこの少女を連れて行くためです。</text:span><text:span text:style-name="T1">次第に、辺りを飛び交っていた天使</text:span>たち<text:span text:style-name="T1">の</text:span>数もだんだんと減ってい<text:span text:style-name="T2">き、やがていなくなりました。</text:span></text:p>
      <text:p text:style-name="P1"><text:span text:style-name="T2">　</text:span><text:span text:style-name="T1">第十天に続く扉は、最奥にある扉で、そこで道も</text:span>途絶えてい<text:span text:style-name="T2">まし</text:span>た<text:span text:style-name="T1">。</text:span></text:p>
      <text:p text:style-name="P1">「この向こうに、主はおられる」<text:span text:style-name="T2">ウリエルは言いました。</text:span></text:p>
      <text:p text:style-name="P1"><text:span text:style-name="T2">　</text:span>ア<text:span text:style-name="T2">ニエス</text:span>は、「はい」と返事をするだけで、何も質問をし<text:span text:style-name="T2">ませんでした。ウリエルは、心の中で思いました――</text:span>そう、質問など愚かなことなのである<text:span text:style-name="T2">――</text:span>。この頃にはもう、何故、無数にいる人間の中<text:span text:style-name="T2">で、この少女が主の目にかなったのか</text:span>、<text:span text:style-name="T2">ウリエル</text:span>は十分に理解してい<text:span text:style-name="T2">まし</text:span>た。</text:p>
      <text:p text:style-name="P6"/>
      <text:p text:style-name="P1"><text:span text:style-name="T2">　</text:span><text:span text:style-name="T1">扉の向こう側は、四方八方空</text:span>で<text:span text:style-name="T2">した。三人の大天使に囲まれたこの方こそが、主でした。</text:span></text:p>
      <text:p text:style-name="P1"><text:span text:style-name="T2">　</text:span><text:span text:style-name="T1">主は、両腕を腰の後ろで組み、今にも流れ出しそうな綿雲を</text:span>眺めてい<text:span text:style-name="T2">まし</text:span>た<text:span text:style-name="T1">が、</text:span><text:span text:style-name="T2">彼ら</text:span><text:span text:style-name="T1">の気配を感じ取ると、ゆっくりと背を振り返</text:span><text:span text:style-name="T2">りました。</text:span><text:span text:style-name="T1">振り返った瞬間から、</text:span><text:span text:style-name="T2">彼らの</text:span>眼は合<text:span text:style-name="T2">いました</text:span>。</text:p>
      <text:p text:style-name="P1"><text:span text:style-name="T2">　</text:span><text:span text:style-name="T1">威厳と慈悲の二つを併せ持つ黄金の瞳</text:span>が、少女アニエスを捉え<text:span text:style-name="T2">ていました。アニエスは</text:span><text:span text:style-name="T1">、一瞬に</text:span><text:span text:style-name="T1">して、偉大なる存在というものを理解し</text:span><text:span text:style-name="T2">ました。</text:span></text:p>
      <text:p text:style-name="P1"><text:span text:style-name="T1">「よく</text:span><text:span text:style-name="T2">参った</text:span><text:span text:style-name="T1">。ア</text:span><text:span text:style-name="T2">ニエスよ</text:span><text:span text:style-name="T1">」</text:span>主が言<text:span text:style-name="T2">いました</text:span>。</text:p>
      <text:p text:style-name="P1"><text:soft-page-break/><text:span text:style-name="T1">「私たちは、君の様子を</text:span>ずっと<text:span text:style-name="T1">空から見守っていたんだよ」</text:span><text:span text:style-name="T2">続いて、主の左側に立っている大天使が</text:span>言<text:span text:style-name="T2">いました</text:span>。<text:span text:style-name="T2">彼の名は</text:span><text:span text:style-name="T1">ラファエル</text:span><text:span text:style-name="T2">でした。</text:span></text:p>
      <text:p text:style-name="P1"><text:span text:style-name="T1">「</text:span><text:span text:style-name="T2">長旅で、疲れたでしょう？</text:span><text:span text:style-name="T1">」次に、</text:span>主<text:span text:style-name="T1">の右側に立っている天使が口を効</text:span><text:span text:style-name="T2">きました。</text:span><text:span text:style-name="T1">彼</text:span><text:span text:style-name="T2">の名</text:span><text:span text:style-name="T1">はガブリエルでした</text:span><text:span text:style-name="T2">。</text:span></text:p>
      <text:p text:style-name="P1"><text:span text:style-name="T2">　さて、口を開かない最後の一人は、</text:span><text:span text:style-name="T1">エメラルド色の立派な翼をもってい</text:span><text:span text:style-name="T2">ました</text:span><text:span text:style-name="T1">。黄金の鎧と炎の剣を構えており、彼の美しい肉体</text:span><text:span text:style-name="T2">からは、</text:span><text:span text:style-name="T1">日々鍛え上げられてき</text:span><text:span text:style-name="T2">ている様子が滲み出ていました。彼は口を利かずとも、存在が輝いていました。</text:span></text:p>
      <text:p text:style-name="P1"><text:span text:style-name="T2">「</text:span><text:span text:style-name="T1">彼ミカエルこそが、</text:span><text:span text:style-name="T2">お前</text:span><text:span text:style-name="T1">の生まれ故郷</text:span><text:span text:style-name="T2">――</text:span><text:span text:style-name="T1">地球を支配する者なのである</text:span><text:span text:style-name="T2">」</text:span></text:p>
      <text:p text:style-name="P1"><text:span text:style-name="T2">　ウリエルが言いました。ミカエルを見つめる主の眼差しが、今までの様子と少し違っていることに、少女は気がつきました。そう、ミカエルは、</text:span>主からの寵愛をうけてい<text:span text:style-name="T2">るのです</text:span>。主<text:span text:style-name="T1">は、愛おしそうにミカエルを見や</text:span><text:span text:style-name="T2">り、そして</text:span><text:span text:style-name="T1">それに応えるかのように、ミカエルはその場に膝まづき、</text:span>主の手<text:span text:style-name="T2">に口づけをするのでした。</text:span></text:p>
      <text:p text:style-name="P3">「さて」</text:p>
      <text:p text:style-name="P1"><text:span text:style-name="T2">　</text:span>主はまず、この少<text:span text:style-name="T2">女</text:span>に新しい服を授けることにし<text:span text:style-name="T2">まし</text:span>た。そこで<text:span text:style-name="T2">少女に、</text:span><text:span text:style-name="T1">身に着けている衣を</text:span>全て<text:span text:style-name="T1">脱ぐように</text:span><text:span text:style-name="T2">支持をお与えになりました。</text:span></text:p>
      <text:p text:style-name="P3">　アニエスは、既に継ぎ接ぎのような状態になっていた衣を次々と脱いでは、それを脇に畳んで重ねました。すっかり裸体になったその少女の姿を見て、ウリエルは初めて、落胆を覚えました。</text:p>
      <text:p text:style-name="P1"><text:span text:style-name="T1">「アダムは、私の最高傑作だった」</text:span>主が<text:span text:style-name="T2">重々しい口調で言いました。</text:span></text:p>
      <text:p text:style-name="P1"><text:span text:style-name="T2">　</text:span>主<text:span text:style-name="T1">の眉間には、二本の深い皺が</text:span>刻まれてい<text:span text:style-name="T2">ました。</text:span><text:span text:style-name="T1">その皺からは、一切のものを司る貫禄が</text:span>溢れてい<text:span text:style-name="T2">まし</text:span>た<text:span text:style-name="T1">。</text:span></text:p>
      <text:p text:style-name="P1"><text:span text:style-name="T1">「しかし、彼は私との誓いを破り、知恵の実を食べ、知恵をつけ</text:span><text:span text:style-name="T2">のだ</text:span><text:span text:style-name="T1">。お前もまた、同じである。すでに知恵を持っている。お前がどう振舞おうと、その事実は変わらないのだ―</text:span><text:span text:style-name="T2">―</text:span><text:span text:style-name="T1">さあ、これを身につけるがいい」</text:span></text:p>
      <text:p text:style-name="P1"><text:span text:style-name="T2">　</text:span><text:span text:style-name="T1">主</text:span>は、<text:span text:style-name="T2">いつの間に手にしていた</text:span>純白の衣を、少女<text:span text:style-name="T2">に預けました。</text:span></text:p>
      <text:p text:style-name="P1"><text:span text:style-name="T1">「しかし、</text:span><text:span text:style-name="T2">お前</text:span><text:span text:style-name="T1">を目の前にして、新たに分かったことがある」</text:span>主<text:span text:style-name="T1">が付け加え</text:span><text:span text:style-name="T2">まし</text:span><text:span text:style-name="T1">た。</text:span><text:span text:style-name="T2">今度は、</text:span>主<text:span text:style-name="T1">の瞳には、慈悲が溢れてい</text:span><text:span text:style-name="T2">まし</text:span><text:span text:style-name="T1">た</text:span><text:span text:style-name="T2">。</text:span><text:span text:style-name="T1">「</text:span><text:span text:style-name="T2">お前は、とてもそれが似合っているということだ</text:span><text:span text:style-name="T1">」</text:span></text:p>
      <text:p text:style-name="P1"><text:span text:style-name="T2">　</text:span>すると<text:span text:style-name="T2">アニエスは</text:span>、主の御前に<text:span text:style-name="T1">膝</text:span>をつき、主<text:span text:style-name="T1">の手を両手でとり、</text:span>その<text:span text:style-name="T1">甲にキスを落とし</text:span><text:span text:style-name="T2">まし</text:span><text:span text:style-name="T1">た。</text:span><text:span text:style-name="T2">その時、ウリエルは非常に驚きました。</text:span>その仕草<text:span text:style-name="T2">が</text:span>、まるでミカエルそのものだったから<text:span text:style-name="T2">です。</text:span></text:p>
      <text:p text:style-name="P1"><text:span text:style-name="T2">　</text:span>この時、主の瞳には、<text:span text:style-name="T2">もう</text:span>慈悲ではなく、別の光が宿ってい<text:span text:style-name="T2">まし</text:span>た。</text:p>
      <text:p text:style-name="P2">「全く、<text:span text:style-name="T2">お前は</text:span>不思議な子だ<text:span text:style-name="T2">よ</text:span>。さあ、立つがよい」</text:p>
      <text:p text:style-name="P1"><text:span text:style-name="T2">　アニエスが立ったとき、アニエス</text:span>は眩しい光に包まれ、背中から翼を生やし<text:span text:style-name="T2">ていま</text:span><text:span text:style-name="T2">した。</text:span></text:p>
      <text:p text:style-name="P1"><text:span text:style-name="T2">　こうして、</text:span>少<text:span text:style-name="T2">女アニエス</text:span>は、天使<text:span text:style-name="T2">アニエル</text:span>として生まれ変わったの<text:span text:style-name="T2">でした。</text:span></text:p>
      <text:p text:style-name="P6"/>
      <text:p text:style-name="P8">―――――――続きます―――――――</text:p>
      <text:p text:style-name="P5"><text:soft-pag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ＭＳ 明朝" svg:font-family="'ＭＳ 明朝'" style:font-family-generic="roman" style:font-pitch="fixed"/>
    <style:font-face style:name="MS P????" svg:font-family="'MS P????'" style:font-pitch="variable"/>
    <style:font-face style:name="Mangal1" svg:font-family="Mangal"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Lucida Sans Unicode" fo:font-size="12pt" fo:language="en" fo:country="US" style:letter-kerning="true" style:font-name-asian="Lucida Sans Unicode" style:font-size-asian="12pt" style:language-asian="ja" style:country-asian="JP" style:font-name-complex="Lucida Sans Unicode"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_201d__3f__ff8d__2020_" style:next-style-name="_3f_" style:class="text">
      <style:paragraph-properties fo:margin-top="0.423cm" fo:margin-bottom="0.212cm" fo:keep-with-next="always"/>
      <style:text-properties style:font-name="Arial" fo:font-size="14pt" style:font-name-asian="MS P????" style:font-size-asian="12pt" style:font-name-complex="Mangal1"/>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_201d_Ô_ff8d__2020_" style:display-name="”Ôﾍ†" style:family="paragraph"/>
    <style:style style:name="_201d__3f__ff8d__2020_" style:display-name="”?ﾍ†" style:family="paragraph">
      <style:paragraph-properties fo:hyphenation-ladder-count="no-limit"/>
      <style:text-properties style:use-window-font-color="true" style:font-name="Lucida Sans Unicode" fo:font-size="12pt" fo:language="en" fo:country="US" style:letter-kerning="true" style:font-name-asian="Lucida Sans Unicode" style:font-size-asian="12pt" style:language-asian="ja" style:country-asian="JP" style:font-name-complex="Lucida Sans Unicode" fo:hyphenate="false" fo:hyphenation-remain-char-count="2" fo:hyphenation-push-char-count="2"/>
    </style:style>
    <style:style style:name="_3f_" style:display-name="?" style:family="paragraph" style:parent-style-name="_201d__3f__ff8d__2020_">
      <style:paragraph-properties fo:margin-top="0cm" fo:margin-bottom="0.212cm"/>
      <style:text-properties style:font-size-asian="12pt"/>
    </style:style>
    <style:style style:name="_2013_" style:display-name="–" style:family="paragraph" style:parent-style-name="_201d_Ô_ff8d__2020_">
      <style:paragraph-properties fo:margin-top="0cm" fo:margin-bottom="0.212cm"/>
    </style:style>
    <style:style style:name="ƒŠƒXƒg" style:family="paragraph" style:parent-style-name="_2013_">
      <style:text-properties style:font-name-asian="Mangal"/>
    </style:style>
    <style:style style:name="_ff90_" style:display-name="ﾐ" style:family="paragraph" style:parent-style-name="_201d_Ô_ff8d__2020_">
      <style:paragraph-properties fo:margin-top="0.212cm" fo:margin-bottom="0.212cm"/>
      <style:text-properties fo:font-style="italic" style:font-name-asian="Mangal" style:font-size-asian="12pt" style:font-style-asian="italic" style:font-style-complex="italic"/>
    </style:style>
    <style:style style:name="_ff8d_õˆø" style:display-name="ﾍõˆø" style:family="paragraph" style:parent-style-name="_201d_Ô_ff8d__2020_">
      <style:text-properties style:font-name-asian="Mangal"/>
    </style:style>
    <style:style style:name="WW-_201d__3f__ff8d__2020_" style:display-name="WW-”?ﾍ†" style:family="paragraph">
      <style:paragraph-properties fo:hyphenation-ladder-count="no-limit"/>
      <style:text-properties style:use-window-font-color="true" style:font-name="Lucida Sans Unicode" fo:font-size="12pt" fo:language="en" fo:country="US" style:letter-kerning="true" style:font-name-asian="Lucida Sans Unicode" style:font-size-asian="12pt" style:language-asian="ja" style:country-asian="JP" style:font-name-complex="Lucida Sans Unicode" fo:hyphenate="false" fo:hyphenation-remain-char-count="2" fo:hyphenation-push-char-count="2"/>
    </style:style>
    <style:style style:name="WW-_3f_" style:display-name="WW-?" style:family="paragraph" style:parent-style-name="WW-_201d__3f__ff8d__2020_">
      <style:paragraph-properties fo:margin-top="0cm" fo:margin-bottom="0.212cm" fo:hyphenation-ladder-count="no-limit"/>
      <style:text-properties style:use-window-font-color="true" style:font-name="Lucida Sans Unicode" fo:font-size="12pt" fo:language="en" fo:country="US" style:letter-kerning="true" style:font-name-asian="Lucida Sans Unicode" style:font-size-asian="12pt" style:language-asian="ja" style:country-asian="JP" style:font-name-complex="Lucida Sans Unicode" fo:hyphenate="false" fo:hyphenation-remain-char-count="2" fo:hyphenation-push-char-count="2"/>
    </style:style>
    <style:style style:name="_3f__3f__3f_X_3f_g" style:display-name="???X?g" style:family="paragraph" style:parent-style-name="WW-_3f_">
      <style:text-properties style:font-name-complex="Mangal"/>
    </style:style>
    <style:style style:name="Ð" style:family="paragraph" style:parent-style-name="WW-_201d__3f__ff8d__2020_">
      <style:paragraph-properties fo:margin-top="0.212cm" fo:margin-bottom="0.212cm" fo:hyphenation-ladder-count="no-limit"/>
      <style:text-properties style:use-window-font-color="true" style:font-name="Lucida Sans Unicode" fo:font-size="12pt" fo:language="en" fo:country="US" fo:font-style="italic" style:letter-kerning="true" style:font-name-asian="Lucida Sans Unicode" style:font-size-asian="12pt" style:language-asian="ja" style:country-asian="JP" style:font-style-asian="italic" style:font-name-complex="Mangal" style:font-style-complex="italic" fo:hyphenate="false" fo:hyphenation-remain-char-count="2" fo:hyphenation-push-char-count="2"/>
    </style:style>
    <style:style style:name="Í_3f__3f__3f_" style:display-name="Í???" style:family="paragraph" style:parent-style-name="WW-_201d__3f__ff8d__2020_">
      <style:paragraph-properties fo:hyphenation-ladder-count="no-limit"/>
      <style:text-properties style:use-window-font-color="true" style:font-name="Lucida Sans Unicode" fo:font-size="12pt" fo:language="en" fo:country="US" style:letter-kerning="true" style:font-name-asian="Lucida Sans Unicode" style:font-size-asian="12pt" style:language-asian="ja" style:country-asian="JP" style:font-name-complex="Mangal" fo:hyphenate="false" fo:hyphenation-remain-char-count="2" fo:hyphenation-push-char-count="2"/>
    </style:style>
    <style:style style:name="WW-_201d__3f__ff8d__2020_1" style:display-name="WW-”?ﾍ†1" style:family="paragraph">
      <style:paragraph-properties fo:hyphenation-ladder-count="no-limit"/>
      <style:text-properties style:use-window-font-color="true" style:font-name="Lucida Sans Unicode" fo:font-size="12pt" fo:language="en" fo:country="US" style:letter-kerning="true" style:font-name-asian="Lucida Sans Unicode" style:font-size-asian="12pt" style:language-asian="ja" style:country-asian="JP" style:font-name-complex="Lucida Sans Unicode" fo:hyphenate="false" fo:hyphenation-remain-char-count="2" fo:hyphenation-push-char-count="2"/>
    </style:style>
    <style:style style:name="WW-_3f_1" style:display-name="WW-?1" style:family="paragraph" style:parent-style-name="WW-_201d__3f__ff8d__2020_1">
      <style:paragraph-properties fo:margin-top="0cm" fo:margin-bottom="0.212cm"/>
      <style:text-properties style:font-size-asian="12pt"/>
    </style:style>
    <style:style style:name="WW-_3f__3f__3f_X_3f_g" style:display-name="WW-???X?g" style:family="paragraph" style:parent-style-name="WW-_3f_1">
      <style:text-properties style:font-name-asian="Mangal"/>
    </style:style>
    <style:style style:name="WW-_3f_12" style:display-name="WW-?12" style:family="paragraph" style:parent-style-name="WW-_201d__3f__ff8d__2020_1">
      <style:paragraph-properties fo:margin-top="0.212cm" fo:margin-bottom="0.212cm"/>
      <style:text-properties fo:font-style="italic" style:font-name-asian="Mangal" style:font-size-asian="12pt" style:font-style-asian="italic" style:font-style-complex="italic"/>
    </style:style>
    <style:style style:name="_3f__3f__3f__3f_" style:display-name="????" style:family="paragraph" style:parent-style-name="WW-_201d__3f__ff8d__2020_1">
      <style:text-properties style:font-name-asian="Mangal" style:font-size-asian="12pt"/>
    </style:style>
    <style:style style:name="WW-_3f__3f__3f_X_3f_g1" style:display-name="WW-???X?g1" style:family="paragraph" style:parent-style-name="_3f_">
      <style:text-properties style:font-name-complex="Mangal"/>
    </style:style>
    <style:style style:name="WW-_3f_11" style:display-name="WW-?11" style:family="paragraph" style:parent-style-name="_201d__3f__ff8d__2020_">
      <style:paragraph-properties fo:margin-top="0.212cm" fo:margin-bottom="0.212cm"/>
      <style:text-properties fo:font-style="italic" style:font-size-asian="12pt" style:font-style-asian="italic" style:font-name-complex="Mangal" style:font-style-complex="italic"/>
    </style:style>
    <style:style style:name="WW-_3f__3f__3f__3f_" style:display-name="WW-????" style:family="paragraph" style:parent-style-name="_201d__3f__ff8d__2020_">
      <style:text-properties style:font-size-asian="12pt" style:font-name-complex="Mangal"/>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54cm" fo:margin-bottom="2.54cm" fo:margin-left="3.175cm" fo:margin-right="3.175cm" fo:border="none" fo:padding="0cm" style:writing-mode="lr-tb" style:layout-grid-color="#c0c0c0" style:layout-grid-lines="20" style:layout-grid-base-height="0.702cm" style:layout-grid-ruby-height="0.353cm" style:layout-grid-mode="none" style:layout-grid-ruby-below="false" style:layout-grid-print="tru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13T20:44:39.76</dc:date>
    <meta:generator>OpenOffice.org/3.4.1$Win32 OpenOffice.org_project/341m1$Build-9593</meta:generator>
    <meta:editing-duration>P1DT22H21M17S</meta:editing-duration>
    <meta:editing-cycles>148</meta:editing-cycles>
    <meta:document-statistic meta:table-count="0" meta:image-count="0" meta:object-count="0" meta:page-count="9" meta:paragraph-count="126" meta:word-count="8376" meta:character-count="8464"/>
  </office:meta>
</office:document-meta>
</file>